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35913AD421237613.png" manifest:media-type="image/png"/>
  <manifest:file-entry manifest:full-path="Pictures/10000000000004B2000004248114219F03C468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038cm, 5.885cm, 14.8cm, 0.26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5.653cm" svg:height="5.206cm" svg:x="1.479cm" svg:y="14.378cm">
          <draw:image xlink:href="Pictures/10000000000004B20000042435913AD4212376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09-14T14:10:48.428478636</dc:date>
    <meta:editing-duration>PT1M41S</meta:editing-duration>
    <meta:editing-cycles>3</meta:editing-cycles>
    <meta:generator>LibreOffice/6.0.3.2$Linux_X86_64 LibreOffice_project/00m0$Build-2</meta:generator>
    <meta:document-statistic meta:object-count="2"/>
  </office:meta>
</office:document-meta>
</file>